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Arial" svg:font-family="Arial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7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Line Release Plans</text:p>
      <text:p text:style-name="Standard"/>
      <text:p text:style-name="Standard">File Logistics:</text:p>
      <text:list text:style-name="L1">
        <text:list-item>
          <text:p text:style-name="P1">Create a *.deb file along with git/tarball release</text:p>
        </text:list-item>
        <text:list-item>
          <text:p text:style-name="P1">Document and prune required libraries</text:p>
        </text:list-item>
        <text:list-item>
          <text:p text:style-name="P1">Have a select alpha release group and let other request it</text:p>
        </text:list-item>
      </text:list>
      <text:p text:style-name="Standard"/>
      <text:p text:style-name="Standard">Publicity:</text:p>
      <text:list text:style-name="L4">
        <text:list-item>
          <text:p text:style-name="P4">Blog <text:s/></text:p>
          <text:list>
            <text:list-item>
              <text:p text:style-name="P4">“unique selling points”</text:p>
              <text:list>
                <text:list-item>
                  <text:p text:style-name="P4">An interface for power-users but one which can be learned without joining a cult – keystroke power for everything</text:p>
                </text:list-item>
                <text:list-item>
                  <text:p text:style-name="P4">A complete file manager/email client/Facebook client</text:p>
                </text:list-item>
                <text:list-item>
                  <text:p text:style-name="P4">A bookmark management system</text:p>
                </text:list-item>
                <text:list-item>
                  <text:p text:style-name="P4">Disk Indexer</text:p>
                </text:list-item>
              </text:list>
            </text:list-item>
            <text:list-item>
              <text:p text:style-name="P4">An <text:span text:style-name="T1">implicit ordering </text:span>system. </text:p>
              <text:list>
                <text:list-item>
                  <text:p text:style-name="P4">A human being can only keep track of a certain number of items, categories and processes at one time. And one's ideal, preferred starting categories will vary over time somewhat. So a mechanical aid is needed to keep track of how those categories change. </text:p>
                  <text:list>
                    <text:list-item>
                      <text:p text:style-name="P4">Link to the creator of “Quicksilver” doing a video. </text:p>
                    </text:list-item>
                    <text:list-item>
                      <text:p text:style-name="P4">The “frecency” approach is a crucial insight into this. </text:p>
                    </text:list-item>
                    <text:list-item>
                      <text:p text:style-name="P4">Facebook, Google and other Internet companies are, at the end of the day, selling some variety of aggregate implicit preferences. </text:p>
                    </text:list-item>
                  </text:list>
                </text:list-item>
              </text:list>
            </text:list-item>
            <text:list-item>
              <text:p text:style-name="P4">By controlling the interface, the largest Internet companies exercise surveillance and create dependencies. </text:p>
              <text:list>
                <text:list-item>
                  <text:p text:style-name="P4">Apple and Microsoft leverage their control of the desktop or phone UI to maintain abusive monopoly powers. </text:p>
                </text:list-item>
              </text:list>
            </text:list-item>
            <text:list-item>
              <text:p text:style-name="P4"/>
            </text:list-item>
            <text:list-item>
              <text:p text:style-name="P4">The multiple dimensions of Interface Design</text:p>
              <text:list>
                <text:list-item>
                  <text:p text:style-name="P4">As an interactive 3-4 dimensional process, a computer UI involves fantastically many factors</text:p>
                  <text:list>
                    <text:list-item>
                      <text:p text:style-name="P4">Take the behavioral qualities of [Static/Dynamic/Adaptive] and multiply by the desired-result-qualitives of [Aesthetic/Informational/Calming] and you have a multitude of processes. </text:p>
                    </text:list-item>
                    <text:list-item>
                      <text:p text:style-name="P4">Add the way that every individual and combined UI trope hearkens to previous tropes and creates its own expression. </text:p>
                    </text:list-item>
                  </text:list>
                </text:list-item>
                <text:list-item>
                  <text:p text:style-name="P4">No one person is going to be a master of all these modes. Especially, even someone versed in multiple modes needs to take a different mind-set for each mode separately and thus creation of an application with an adequate UI is often a multiple </text:p>
                </text:list-item>
                <text:list-item>
                  <text:p text:style-name="P4">Interface Design also touches on</text:p>
                </text:list-item>
              </text:list>
            </text:list-item>
          </text:list>
        </text:list-item>
      </text:list>
      <text:p text:style-name="Standard"><text:tab/>Contact:</text:p>
      <text:list text:style-name="L5">
        <text:list-item>
          <text:p text:style-name="P5">Videos</text:p>
        </text:list-item>
        <text:list-item>
          <text:p text:style-name="P5">Email experts, journalists, etc</text:p>
        </text:list-item>
        <text:list-item>
          <text:p text:style-name="P5">Post links to hackers news</text:p>
          <text:p text:style-name="P5"/>
        </text:list-item>
      </text:list>
      <text:p text:style-name="Standard"/>
      <text:p text:style-name="Standard">Documentation:</text:p>
      <text:list text:style-name="L2">
        <text:list-item>
          <text:p text:style-name="P2"><text:soft-page-break/>Have simple “how to use” document which appears when you start it.</text:p>
        </text:list-item>
        <text:list-item>
          <text:p text:style-name="P2">Have a basic reference document. </text:p>
        </text:list-item>
        <text:list-item>
          <text:p text:style-name="P2">Have a “system architecture” document. </text:p>
        </text:list-item>
      </text:list>
      <text:p text:style-name="Standard"/>
      <text:p text:style-name="Standard">Institutional Framework:</text:p>
      <text:list text:style-name="L3">
        <text:list-item>
          <text:p text:style-name="P3">Create a “Free Interface Foundation” - register non-corporate lodge... </text:p>
        </text:list-item>
        <text:list-item>
          <text:p text:style-name="P3">Anonymously Registered but fairly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Arial" svg:font-family="Arial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re-Installed User</meta:initial-creator>
    <meta:creation-date>2012-03-26T11:00:38</meta:creation-date>
    <dc:creator>Pre-Installed User</dc:creator>
    <dc:date>2012-03-26T15:39:13</dc:date>
    <meta:editing-cycles>4</meta:editing-cycles>
    <meta:editing-duration>PT4H38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348" meta:character-count="2223"/>
  </office:meta>
</office:document-meta>
</file>